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6b61e" officeooo:paragraph-rsid="0006b61e"/>
    </style:style>
    <style:style style:name="P3" style:family="paragraph" style:parent-style-name="Standard">
      <style:paragraph-properties>
        <style:tab-stops>
          <style:tab-stop style:position="0.122in"/>
          <style:tab-stop style:position="6.8709in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122in"/>
          <style:tab-stop style:position="6.8709in" style:type="right"/>
        </style:tab-stops>
      </style:paragraph-properties>
    </style:style>
    <style:style style:name="T1" style:family="text">
      <style:text-properties officeooo:rsid="000aa7e8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<text:span text:style-name="T1">Enumerated Type</text:span> Definitions</text:h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122in"/>
          <style:tab-stop style:position="6.8709in" style:type="right"/>
        </style:tab-stops>
      </style:paragraph-properties>
    </style:style>
    <style:style style:name="M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thPlanner LabVIEW<text:tab/>2025.0</text:span></text:p>
      </style:header>
      <style:footer>
        <text:p text:style-name="Footer"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generator>LibreOffice/7.5.9.2$Windows_x86 LibreOffice_project/cdeefe45c17511d326101eed8008ac4092f278a9</meta:generator>
    <dc:creator>Jim Simpson</dc:creator>
    <meta:editing-duration>PT4M35S</meta:editing-duration>
    <meta:editing-cycles>5</meta:editing-cycles>
    <dc:date>2025-02-06T10:40:22.211000000</dc:date>
    <meta:document-statistic meta:table-count="0" meta:image-count="0" meta:object-count="0" meta:page-count="2" meta:paragraph-count="4" meta:word-count="12" meta:character-count="85" meta:non-whitespace-character-count="76"/>
  </office:meta>
</office:document-meta>
</file>